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04-04_21-10-51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4-05_01-12-59_000.jpg</text:p>
          </table:table-cell>
          <table:table-cell table:style-name="ce34" office:value-type="string">
            <text:p>:m #*# RES / JVEMV6 64#156_2.1_manyoo_1 / 『萬葉集①　巻第一～巻第四』 / w=御坊市；北淡町；加古川市 / p.32 / topic=~,other=~,publisher=小学館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#*# RES / JVEMV6 64#156_2.1_manyoo_1 / 『萬葉集①　巻第一～巻第四』 / w=御坊市；北淡町；加古川市 / p.32 / topic=~,other=~,publisher=小学館">
            <text:p>:m #*# RES / JVEMV6 64#156_2.1_manyoo_1 / 『萬葉集①　巻第一～巻第四』 / w=御坊市；北淡町；加古川市 / p.32 / topic=~,other=~,publisher=小学館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2022-04-05_01-49-31_000.jpg</text:p>
          </table:table-cell>
          <table:table-cell table:style-name="ce25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4-05_07-35-07_000.jpg</text:p>
          </table:table-cell>
          <table:table-cell table:style-name="ce25" office:value-type="string">
            <text:p>:m :PHOTO 起き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4-05_12-43-35_000.jpg</text:p>
          </table:table-cell>
          <table:table-cell table:style-name="ce34" office:value-type="string">
            <text:p>:m RES 1*2 / free# JVEMV6 68#_218:1 / 68. theoretical-physics(tp) / w=,topics=ベクトル：成分表示,other=q+:-1.1:直交行列。各成分。１以下か？,doc=r-8-1~4.6.1#4.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1*2 / free# JVEMV6 68#_218:1 / 68. theoretical-physics(tp) / w=,topics=ベクトル：成分表示,other=q+:-1.1:直交行列。各成分。１以下か？,doc=r-8-1~4.6.1#4.2">
            <text:p>:m RES 1*2 / free# JVEMV6 68#_218:1 / 68. theoretical-physics(tp) / w=,topics=ベクトル：成分表示,other=q+:-1.1:直交行列。各成分。１以下か？,doc=r-8-1~4.6.1#4.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4-05_12-43-58_000.jpg</text:p>
          </table:table-cell>
          <table:table-cell table:style-name="ce34" office:value-type="string">
            <text:p>:m RES 2*2 / free# JVEMV6 68#_218:1 / 68. theoretical-physics(tp) / w=,topics=ベクトル：成分表示,other=memo+:-1.1,doc=r-8-1~4.6.1#4.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2*2 / free# JVEMV6 68#_218:1 / 68. theoretical-physics(tp) / w=,topics=ベクトル：成分表示,other=memo+:-1.1,doc=r-8-1~4.6.1#4.2">
            <text:p>:m RES 2*2 / free# JVEMV6 68#_218:1 / 68. theoretical-physics(tp) / w=,topics=ベクトル：成分表示,other=memo+:-1.1,doc=r-8-1~4.6.1#4.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4-05_13-13-00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4-05_16-58-07_000.jpg</text:p>
          </table:table-cell>
          <table:table-cell table:style-name="ce34" office:value-type="string">
            <text:p>:m RES 1*1 / free# JVEMV6 68#_218:2 / 68. theoretical-physics(tp) / w=,topics=角速度,other=memo+:-1.1,doc=r-8-1~4.1.1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RES 1*1 / free# JVEMV6 68#_218:2 / 68. theoretical-physics(tp) / w=,topics=角速度,other=memo+:-1.1,doc=r-8-1~4.1.1">
            <text:p>:m RES 1*1 / free# JVEMV6 68#_218:2 / 68. theoretical-physics(tp) / w=,topics=角速度,other=memo+:-1.1,doc=r-8-1~4.1.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4-05_19-08-44_000.jpg</text:p>
          </table:table-cell>
          <table:table-cell table:style-name="ce34" office:value-type="string">
            <text:p>:m :篠笛,shinobue #*# / session-memo / s.1~s.3 / picture=~,content=tm:notes=h~7`-4``-4`-6`-7`;pr;pr,for=~,other=~ / N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:篠笛,shinobue #*# / session-memo / s.1~s.3 / picture=~,content=tm:notes=h~7`-4``-4`-6`-7`;pr;pr,for=~,other=~ / N~">
            <text:p>:m :篠笛,shinobue #*# / session-memo / s.1~s.3 / picture=~,content=tm:notes=h~7`-4``-4`-6`-7`;pr;pr,for=~,other=~ / N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/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6">2022/04/06</text:date>, <text:time>10:04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06T10:04:22.89</dc:date>
    <dc:creator>iwabuchi ken</dc:creator>
    <meta:editing-duration>P45DT10H13M17S</meta:editing-duration>
    <meta:editing-cycles>14871</meta:editing-cycles>
    <meta:document-statistic meta:table-count="2" meta:cell-count="479" meta:object-count="0"/>
    <meta:user-defined meta:name="qrichtext">1</meta:user-defined>
  </office:meta>
</office:document-meta>
</file>